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c14" officeooo:paragraph-rsid="0010fc14"/>
    </style:style>
    <style:style style:name="P2" style:family="paragraph" style:parent-style-name="Standard">
      <style:text-properties officeooo:rsid="0011f619" officeooo:paragraph-rsid="0011f619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font-size="14pt" fo:font-weight="bold" officeooo:rsid="0010fc14" officeooo:paragraph-rsid="0010fc14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11f619"/>
    </style:style>
    <style:style style:name="P5" style:family="paragraph" style:parent-style-name="Standard">
      <style:text-properties officeooo:rsid="0011f619" officeooo:paragraph-rsid="00144005"/>
    </style:style>
    <style:style style:name="T1" style:family="text">
      <style:text-properties officeooo:rsid="0011f619"/>
    </style:style>
    <style:style style:name="T2" style:family="text">
      <style:text-properties fo:color="#0066b3"/>
    </style:style>
    <style:style style:name="T3" style:family="text">
      <style:text-properties fo:color="#ed1c24"/>
    </style:style>
    <style:style style:name="T4" style:family="text">
      <style:text-properties fo:color="#ed1c24" officeooo:rsid="0012e3a6"/>
    </style:style>
    <style:style style:name="T5" style:family="text">
      <style:text-properties fo:color="#ed1c24" officeooo:rsid="0011f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e, print and read strings as arrays of characters</text:p>
      <text:p text:style-name="P1"/>
      <text:p text:style-name="P2">we use an array of character to store word in C program. We specify a word to it by percent s specifier</text:p>
      <text:p text:style-name="P2"/>
      <text:p text:style-name="P5"><text:span text:style-name="T2">scanf</text:span>(“<text:span text:style-name="T2">%s</text:span>”, name of the array character);</text:p>
      <text:p text:style-name="P2"/>
      <text:p text:style-name="P2">we <text:span text:style-name="T3">will not use amper</text:span><text:span text:style-name="T4">sa</text:span><text:span text:style-name="T3">n</text:span><text:span text:style-name="T4">d</text:span> to assign a word to it.</text:p>
      <text:p text:style-name="P4"><text:span text:style-name="T1">I need an extra terminator, </text:span>the null terminator, at the end of the word that shows C where the word ends. <text:span text:style-name="T1">Therefore, </text:span><text:span text:style-name="T5">if our word has n characters, we should chose an array with n+1 dimensions</text:span><text:span text:style-name="T1">. 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1:12:49.622860452</meta:creation-date>
    <dc:date>2019-02-26T22:54:37.564223782</dc:date>
    <meta:editing-duration>PT4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84" meta:character-count="440" meta:non-whitespace-character-count="359"/>
  </office:meta>
</office:document-meta>
</file>